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NewRoman" svg:font-family="TimesNew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96cm" table:align="margins"/>
    </style:style>
    <style:style style:name="Tableau2.A" style:family="table-column">
      <style:table-column-properties style:column-width="4.101cm" style:rel-column-width="15846*"/>
    </style:style>
    <style:style style:name="Tableau2.B" style:family="table-column">
      <style:table-column-properties style:column-width="2.831cm" style:rel-column-width="10939*"/>
    </style:style>
    <style:style style:name="Tableau2.C" style:family="table-column">
      <style:table-column-properties style:column-width="2.593cm" style:rel-column-width="10019*"/>
    </style:style>
    <style:style style:name="Tableau2.D" style:family="table-column">
      <style:table-column-properties style:column-width="2.408cm" style:rel-column-width="9303*"/>
    </style:style>
    <style:style style:name="Tableau2.E" style:family="table-column">
      <style:table-column-properties style:column-width="2.805cm" style:rel-column-width="10837*"/>
    </style:style>
    <style:style style:name="Tableau2.F" style:family="table-column">
      <style:table-column-properties style:column-width="2.223cm" style:rel-column-width="8591*"/>
    </style:style>
    <style:style style:name="Tableau2.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au2.F1" style:family="table-cell">
      <style:table-cell-properties fo:background-color="#ccff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100">
      <style:table-cell-properties fo:padding="0.097cm" fo:border-left="0.002cm solid #000000" fo:border-right="none" fo:border-top="none" fo:border-bottom="0.002cm solid #000000"/>
    </style:style>
    <style:style style:name="Tableau2.C2" style:family="table-cell" style:data-style-name="N0">
      <style:table-cell-properties fo:padding="0.097cm" fo:border-left="0.002cm solid #000000" fo:border-right="none" fo:border-top="none" fo:border-bottom="0.002cm solid #000000"/>
    </style:style>
    <style:style style:name="Tableau2.F2" style:family="table-cell" style:data-style-name="N0">
      <style:table-cell-properties fo:padding="0.097cm" fo:border-left="0.002cm solid #000000" fo:border-right="0.002cm solid #000000" fo:border-top="none" fo:border-bottom="0.002cm solid #000000"/>
    </style:style>
    <style:style style:name="Tableau2.A4" style:family="table-cell">
      <style:table-cell-properties fo:background-color="#ffffcc" fo:padding="0.097cm" fo:border-left="0.002cm solid #000000" fo:border-right="none" fo:border-top="none" fo:border-bottom="0.002cm solid #000000">
        <style:background-image/>
      </style:table-cell-properties>
    </style:style>
    <style:style style:name="Tableau2.B4" style:family="table-cell" style:data-style-name="N100">
      <style:table-cell-properties fo:background-color="#ffffcc" fo:padding="0.097cm" fo:border-left="0.002cm solid #000000" fo:border-right="none" fo:border-top="none" fo:border-bottom="0.002cm solid #000000">
        <style:background-image/>
      </style:table-cell-properties>
    </style:style>
    <style:style style:name="Tableau2.F4"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au1" style:family="table">
      <style:table-properties style:width="16.96cm" table:align="margins"/>
    </style:style>
    <style:style style:name="Tableau1.A" style:family="table-column">
      <style:table-column-properties style:column-width="4.498cm" style:rel-column-width="17380*"/>
    </style:style>
    <style:style style:name="Tableau1.B" style:family="table-column">
      <style:table-column-properties style:column-width="1.799cm" style:rel-column-width="6952*"/>
    </style:style>
    <style:style style:name="Tableau1.C" style:family="table-column">
      <style:table-column-properties style:column-width="2.805cm" style:rel-column-width="10837*"/>
    </style:style>
    <style:style style:name="Tableau1.D" style:family="table-column">
      <style:table-column-properties style:column-width="2.205cm" style:rel-column-width="8519*"/>
    </style:style>
    <style:style style:name="Tableau1.E" style:family="table-column">
      <style:table-column-properties style:column-width="3.14cm" style:rel-column-width="12132*"/>
    </style:style>
    <style:style style:name="Tableau1.F" style:family="table-column">
      <style:table-column-properties style:column-width="2.514cm" style:rel-column-width="9715*"/>
    </style:style>
    <style:style style:name="Tableau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au1.F1" style:family="table-cell">
      <style:table-cell-properties fo:background-color="#ccff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100">
      <style:table-cell-properties fo:padding="0.097cm" fo:border-left="0.002cm solid #000000" fo:border-right="none" fo:border-top="none" fo:border-bottom="0.002cm solid #000000"/>
    </style:style>
    <style:style style:name="Tableau1.C2" style:family="table-cell" style:data-style-name="N0">
      <style:table-cell-properties fo:padding="0.097cm" fo:border-left="0.002cm solid #000000" fo:border-right="none" fo:border-top="none" fo:border-bottom="0.002cm solid #000000"/>
    </style:style>
    <style:style style:name="Tableau1.F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8"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9" style:family="paragraph" style:parent-style-name="Standard">
      <style:paragraph-properties fo:text-align="justify" style:justify-single-word="false" style:text-autospace="none"/>
      <style:text-properties fo:color="#000000" style:font-name="Calibri" fo:font-size="12pt" fo:font-style="normal" style:text-underline-style="solid" style:text-underline-width="auto" style:text-underline-color="font-color" fo:font-weight="normal" style:font-name-asian="Calibri-Bold" style:font-size-asian="12pt" style:font-style-asian="normal" style:font-weight-asian="normal" style:font-name-complex="Calibri-Bold"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style:font-name="Calibri" fo:font-size="12pt" style:font-name-asian="TTE1C28908t00" style:font-size-asian="12pt" style:font-name-complex="TTE1C28908t00" style:font-size-complex="12pt"/>
    </style:style>
    <style:style style:name="P11" style:family="paragraph" style:parent-style-name="Standard">
      <style:paragraph-properties fo:text-align="justify" style:justify-single-word="false"/>
      <style:text-properties style:font-name="Calibri" fo:font-size="12pt" style:font-size-asian="12pt" style:font-size-complex="12pt"/>
    </style:style>
    <style:style style:name="P12" style:family="paragraph" style:parent-style-name="Standard">
      <style:paragraph-properties fo:text-align="justify" style:justify-single-word="false" style:text-autospace="none"/>
      <style:text-properties style:font-name="Calibri"/>
    </style:style>
    <style:style style:name="P13" style:family="paragraph" style:parent-style-name="Standard">
      <style:paragraph-properties fo:text-align="justify" style:justify-single-word="false" style:text-autospace="none"/>
    </style:style>
    <style:style style:name="P14"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5"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7" style:family="paragraph" style:parent-style-name="Table_20_Contents">
      <style:paragraph-properties fo:text-align="center" style:justify-single-word="false"/>
      <style:text-properties style:font-name="Calibri" fo:font-size="10pt" style:font-size-asian="10pt" style:font-size-complex="10pt"/>
    </style:style>
    <style:style style:name="P18" style:family="paragraph" style:parent-style-name="Table_20_Contents">
      <style:paragraph-properties fo:text-align="center" style:justify-single-word="false"/>
      <style:text-properties fo:color="#ffffcc" style:font-name="Calibri" fo:font-size="10pt" style:font-size-asian="10pt" style:font-size-complex="10pt"/>
    </style:style>
    <style:style style:name="P19" style:family="paragraph" style:parent-style-name="Standard">
      <style:paragraph-properties fo:margin-top="0cm" fo:margin-bottom="0cm" fo:line-height="100%" fo:text-align="justify" style:justify-single-word="false" style:text-autospace="none"/>
      <style:text-properties fo:color="#000000" style:font-name="Calibri" fo:font-size="12pt" style:font-size-asian="12pt" style:font-name-complex="TimesNewRoman" style:font-size-complex="12pt"/>
    </style:style>
    <style:style style:name="P20" style:family="paragraph" style:parent-style-name="Standard">
      <style:paragraph-properties fo:margin-top="0cm" fo:margin-bottom="0cm" fo:line-height="100%" fo:text-align="justify" style:justify-single-word="false" style:text-autospace="none"/>
      <style:text-properties style:font-name="Calibri" fo:font-size="12pt" style:font-size-asian="12pt" style:font-name-complex="TimesNewRoman" style:font-size-complex="12pt"/>
    </style:style>
    <style:style style:name="P21" style:family="paragraph" style:parent-style-name="Standard">
      <style:paragraph-properties fo:margin-top="0cm" fo:margin-bottom="0cm" fo:line-height="100%" fo:text-align="justify" style:justify-single-word="false" style:text-autospace="none"/>
      <style:text-properties style:font-name="Calibri" fo:font-size="12pt" style:font-size-asian="12pt" style:font-size-complex="12pt"/>
    </style:style>
    <style:style style:name="P22" style:family="paragraph" style:parent-style-name="Text_20_body">
      <style:paragraph-properties fo:margin-top="0cm" fo:margin-bottom="0cm" fo:text-align="justify" style:justify-single-word="fals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3"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4" style:family="paragraph" style:parent-style-name="Standard" style:list-style-name="L2">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5" style:family="paragraph" style:parent-style-name="Standard" style:list-style-name="L3">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6"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style:font-name="Calibri" fo:font-size="12pt" fo:font-style="normal" fo:font-weight="normal" style:font-name-asian="TTE1C28908t00" style:font-size-asian="12pt" style:font-style-asian="normal" style:font-weight-asian="normal" style:font-name-complex="TTE1C28908t00" style:font-size-complex="12pt" style:font-style-complex="normal" style:font-weight-complex="normal"/>
    </style:style>
    <style:style style:name="P27"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style:font-name="Calibri" fo:font-style="normal" fo:font-weight="normal" style:font-name-asian="TTE1C28908t00" style:font-style-asian="normal" style:font-weight-asian="normal" style:font-name-complex="TTE1C28908t00" style:font-style-complex="normal" style:font-weight-complex="normal"/>
    </style:style>
    <style:style style:name="P28" style:family="paragraph" style:parent-style-name="Standard" style:list-style-name="L1">
      <style:paragraph-properties fo:margin-left="0cm" fo:margin-right="0cm" fo:margin-top="0cm" fo:margin-bottom="0cm" fo:text-align="start" style:justify-single-word="false" fo:text-indent="0cm" style:auto-text-indent="false" style:text-autospace="none"/>
    </style:style>
    <style:style style:name="P29" style:family="paragraph" style:parent-style-name="Standard" style:list-style-name="L4">
      <style:paragraph-properties fo:margin-left="0.026cm" fo:margin-right="0cm" fo:text-align="justify" style:justify-single-word="false" fo:text-indent="0.582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name-asian="Calibri-Bold" style:font-weight-asian="bold" style:font-name-complex="Calibri-Bold" style:font-weight-complex="bold"/>
    </style:style>
    <style:style style:name="T3" style:family="text">
      <style:text-properties style:text-underline-style="solid" style:text-underline-width="auto" style:text-underline-color="font-color"/>
    </style:style>
    <style:style style:name="T4" style:family="text">
      <style:text-properties fo:color="#000000" fo:font-style="normal" style:text-underline-style="none" fo:font-weight="bold" style:font-name-asian="Calibri-Bold" style:font-style-asian="normal" style:font-weight-asian="bold" style:font-name-complex="Calibri-Bold" style:font-style-complex="normal" style:font-weight-complex="bold"/>
    </style:style>
    <style:style style:name="T5" style:family="text">
      <style:text-properties fo:color="#000000" fo:font-style="normal" style:text-underline-style="none" fo:font-weight="normal" style:font-name-asian="TTE1C28908t00" style:font-style-asian="normal" style:font-weight-asian="normal" style:font-name-complex="TTE1C28908t00" style:font-style-complex="normal" style:font-weight-complex="bold"/>
    </style:style>
    <style:style style:name="T6" style:family="text">
      <style:text-properties fo:color="#000000" fo:font-weight="bold" style:font-weight-asian="bold" style:font-weight-complex="bold"/>
    </style:style>
    <style:style style:name="T7" style:family="text">
      <style:text-properties fo:color="#000000" style:font-name-complex="TimesNewRoman"/>
    </style:style>
    <style:style style:name="T8" style:family="text">
      <style:text-properties fo:color="#000000" style:font-weight-complex="bold"/>
    </style:style>
    <style:style style:name="T9" style:family="text">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0" style:family="text">
      <style:text-properties fo:font-style="normal" fo:font-weight="normal" style:font-name-asian="TTE1C28908t00" style:font-style-asian="normal" style:font-weight-asian="normal" style:font-name-complex="TTE1C28908t00" style:font-style-complex="normal" style:font-weight-complex="normal"/>
    </style:style>
    <style:style style:name="T11" style:family="text">
      <style:text-properties style:font-name="Calibri"/>
    </style:style>
    <style:style style:name="T12" style:family="text">
      <style:text-properties style:font-name="Calibri" fo:font-style="normal" fo:font-weight="normal" style:font-name-asian="TTE1C28908t00" style:font-style-asian="normal" style:font-weight-asian="normal" style:font-name-complex="TTE1C28908t00" style:font-style-complex="normal" style:font-weight-complex="normal"/>
    </style:style>
    <style:style style:name="T13" style:family="text">
      <style:text-properties style:font-name-complex="TimesNewRoman"/>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11</text:p>
      <text:p text:style-name="P14">Nombre d’exprimés : 13</text:p>
      <text:p text:style-name="P14"><text:s/><text:tab/><text:tab/><text:tab/><text:tab/><text:tab/><text:tab/><text:tab/><text:tab/><text:tab/><text:span text:style-name="T3">Séance du jeudi 16 décembre 2010</text:span></text:p>
      <text:p text:style-name="P14"><text:span text:style-name="T3">Date de la convocation </text:span>:</text:p>
      <text:p text:style-name="P14">10 décembre 2010</text:p>
      <text:p text:style-name="P15">--------------------------------</text:p>
      <text:p text:style-name="P2">L’an deux mil dix le seize décembre à dix huit heures,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essieurs PADIOLLEAU, GALIMANT, DÉROGIS, RONCIER, GOHIER, Mesdames DENIS, GENTILHOMME, ULIVI, MORLEC, ROQUIN, FRANCESCAT</text:p>
      <text:p text:style-name="P2"><text:span text:style-name="T3">Pouvoirs</text:span>: Monsieur ADUMEAU à Monsieur PADIOLLEAU et Monsieur MORLEC à Mme MORLEC</text:p>
      <text:p text:style-name="P2"/>
      <text:p text:style-name="P2">Mademoiselle DENIS a été élue secrétaire de séance.</text:p>
      <text:p text:style-name="P2"/>
      <text:p text:style-name="P2">Ordre du jour:</text:p>
      <text:list xml:id="list36450172" text:style-name="L1">
        <text:list-item>
          <text:list>
            <text:list-item>
              <text:p text:style-name="P26">Décision Modificative service assainissement</text:p>
            </text:list-item>
            <text:list-item>
              <text:p text:style-name="P27">Prêt relais pour les vestiaires du stade de foot</text:p>
            </text:list-item>
            <text:list-item>
              <text:p text:style-name="P28"><text:span text:style-name="T12">Délibération concernant le syndicat des gens du voyage</text:span><text:span text:style-name="T10"><text:line-break/></text:span></text:p>
            </text:list-item>
          </text:list>
        </text:list-item>
      </text:list>
      <text:p text:style-name="P22">Questions Diverses.</text:p>
      <text:p text:style-name="P16">--------------------------------</text:p>
      <text:p text:style-name="P6">sur proposition de Monsieur le Maire, le Conseil accepte d'ajouter à l'ordre du jour une Décision Modificative concernant le budget communal pour le versement des paies du mois de décembre.</text:p>
      <text:p text:style-name="P6"/>
      <text:p text:style-name="P10"><text:span text:style-name="T1">1) </text:span><text:span text:style-name="T4">Décision Modificative n°3 service assainissement</text:span></text:p>
      <text:p text:style-name="P12">Monsieur le Maire explique aux membres du Conseil qu'une délibération en date du 06 juillet 2010 prévoyait l'affectation du résultat de 2009. Or il convient désormais et conformément à ladite délibération, de rectifier les prévisions budgétaires comme suit :</text:p>
      <text:p text:style-name="P1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7">SECTION</text:p>
          </table:table-cell>
          <table:table-cell table:style-name="Tableau2.A1" office:value-type="string">
            <text:p text:style-name="P17">COMPTE</text:p>
          </table:table-cell>
          <table:table-cell table:style-name="Tableau2.A1" office:value-type="string">
            <text:p text:style-name="P17">PREVISIONS EXISTANTES</text:p>
          </table:table-cell>
          <table:table-cell table:style-name="Tableau2.A1" office:value-type="string">
            <text:p text:style-name="P17">DIMINUTION</text:p>
          </table:table-cell>
          <table:table-cell table:style-name="Tableau2.A1" office:value-type="string">
            <text:p text:style-name="P17">AUGMENTATION</text:p>
          </table:table-cell>
          <table:table-cell table:style-name="Tableau2.F1" office:value-type="string">
            <text:p text:style-name="P17">NOUVELLES PREVISIONS</text:p>
          </table:table-cell>
        </table:table-row>
        <table:table-row>
          <table:table-cell table:style-name="Tableau2.A2" office:value-type="string">
            <text:p text:style-name="P17">Dépenses/Fonctionnement</text:p>
          </table:table-cell>
          <table:table-cell table:style-name="Tableau2.B2" office:value-type="float" office:value="2">
            <text:p text:style-name="P17">022</text:p>
          </table:table-cell>
          <table:table-cell table:style-name="Tableau2.C2" office:value-type="float" office:value="62135.79">
            <text:p text:style-name="P17">62135,79</text:p>
          </table:table-cell>
          <table:table-cell table:style-name="Tableau2.C2" office:value-type="float" office:value="-31620.14">
            <text:p text:style-name="P17">-31620,14</text:p>
          </table:table-cell>
          <table:table-cell table:style-name="Tableau2.A2" office:value-type="string">
            <text:p text:style-name="P17"/>
          </table:table-cell>
          <table:table-cell table:style-name="Tableau2.F2" office:value-type="float" office:value="30515.65">
            <text:p text:style-name="P17">30515,65</text:p>
          </table:table-cell>
        </table:table-row>
        <table:table-row>
          <table:table-cell table:style-name="Tableau2.A2" office:value-type="string">
            <text:p text:style-name="P17">Recettes/Fonctionnement</text:p>
          </table:table-cell>
          <table:table-cell table:style-name="Tableau2.B2" office:value-type="float" office:value="23">
            <text:p text:style-name="P17">023</text:p>
          </table:table-cell>
          <table:table-cell table:style-name="Tableau2.C2" office:value-type="float" office:value="62957.43">
            <text:p text:style-name="P17">62957,43</text:p>
          </table:table-cell>
          <table:table-cell table:style-name="Tableau2.C2" office:value-type="float" office:value="-31620.14">
            <text:p text:style-name="P17">-31620,14</text:p>
          </table:table-cell>
          <table:table-cell table:style-name="Tableau2.A2" office:value-type="string">
            <text:p text:style-name="P17"/>
          </table:table-cell>
          <table:table-cell table:style-name="Tableau2.F2" office:value-type="float" office:value="31337.29">
            <text:p text:style-name="P17">31337,29</text:p>
          </table:table-cell>
        </table:table-row>
        <table:table-row>
          <table:table-cell table:style-name="Tableau2.A4" office:value-type="string">
            <text:p text:style-name="P18"/>
          </table:table-cell>
          <table:table-cell table:style-name="Tableau2.B4">
            <text:p text:style-name="P18"/>
          </table:table-cell>
          <table:table-cell table:style-name="Tableau2.A4" office:value-type="string">
            <text:p text:style-name="P18"/>
          </table:table-cell>
          <table:table-cell table:style-name="Tableau2.A4" office:value-type="string">
            <text:p text:style-name="P18"/>
          </table:table-cell>
          <table:table-cell table:style-name="Tableau2.A4" office:value-type="string">
            <text:p text:style-name="P18"/>
          </table:table-cell>
          <table:table-cell table:style-name="Tableau2.F4" office:value-type="string">
            <text:p text:style-name="P18"/>
          </table:table-cell>
        </table:table-row>
        <table:table-row>
          <table:table-cell table:style-name="Tableau2.A2" office:value-type="string">
            <text:p text:style-name="P17">Recettes/Investissement</text:p>
          </table:table-cell>
          <table:table-cell table:style-name="Tableau2.B2" office:value-type="float" office:value="21">
            <text:p text:style-name="P17">021</text:p>
          </table:table-cell>
          <table:table-cell table:style-name="Tableau2.C2" office:value-type="float" office:value="62957.43">
            <text:p text:style-name="P17">62957,43</text:p>
          </table:table-cell>
          <table:table-cell table:style-name="Tableau2.C2" office:value-type="float" office:value="-31620.14">
            <text:p text:style-name="P17">-31620,14</text:p>
          </table:table-cell>
          <table:table-cell table:style-name="Tableau2.A2" office:value-type="string">
            <text:p text:style-name="P17"/>
          </table:table-cell>
          <table:table-cell table:style-name="Tableau2.F2" office:value-type="float" office:value="31337.29">
            <text:p text:style-name="P17">31337,29</text:p>
          </table:table-cell>
        </table:table-row>
        <table:table-row>
          <table:table-cell table:style-name="Tableau2.A2" office:value-type="string">
            <text:p text:style-name="P17">Recettes/Investissement</text:p>
          </table:table-cell>
          <table:table-cell table:style-name="Tableau2.B2" office:value-type="float" office:value="1068">
            <text:p text:style-name="P17">1068</text:p>
          </table:table-cell>
          <table:table-cell table:style-name="Tableau2.A2" office:value-type="string">
            <text:p text:style-name="P17">/</text:p>
          </table:table-cell>
          <table:table-cell table:style-name="Tableau2.A2" office:value-type="string">
            <text:p text:style-name="P17">/</text:p>
          </table:table-cell>
          <table:table-cell table:style-name="Tableau2.C2" office:value-type="float" office:value="31620.14">
            <text:p text:style-name="P17">31620,14</text:p>
          </table:table-cell>
          <table:table-cell table:style-name="Tableau2.F2" office:value-type="float" office:value="31620.14">
            <text:p text:style-name="P17">31620,14</text:p>
          </table:table-cell>
        </table:table-row>
      </table:table>
      <text:p text:style-name="P12"/>
      <text:p text:style-name="P12"><text:span text:style-name="T3">A l'unanimité, le Conseil</text:span> : accepte la décision modificative n°3 du service assainissement comme présentée par Monsieur le Maire.</text:p>
      <text:p text:style-name="P12"/>
      <text:p text:style-name="P10"><text:span text:style-name="T1">2) </text:span><text:span text:style-name="T4">Prêt relais pour les vestiaires du stade de football</text:span></text:p>
      <text:p text:style-name="P7">Monsieur le Maire explique au Conseil que suite à la délibération autorisant le Maire à contracter un prêt relais en date du 18 novembre dernier, il convient de se prononcer de manière précise sur <text:soft-page-break/>la banque retenue ainsi que sur le taux d'intérêt.</text:p>
      <text:p text:style-name="P7"><text:span text:style-name="T3">A l'unanimité, le Conseil décide</text:span> : </text:p>
      <text:p text:style-name="P7">- de contracter le prêt relais auprès du Crédit Mutuel pour un montant de 68 000€ aux conditions suivantes (sur une durée prévisionnelle de 11 mois de janvier à novembre 2011) : </text:p>
      <text:p text:style-name="P7">EUROBOR 3 mois + marge de 0,4%,</text:p>
      <text:p text:style-name="P7">Taux initial : moyenne mensuelle des EURIBOR 3 mois du mois précédent augmentée de la marge,</text:p>
      <text:p text:style-name="P7">Révision à l'échéance sur la moyenne des EURIBOR 3 mois du mois précédent l'échéance,</text:p>
      <text:p text:style-name="P7">Seuil de variation de l'index : 0,10.</text:p>
      <text:p text:style-name="P7">Possibilité de remboursements partiels sans indemnités.</text:p>
      <text:p text:style-name="P7">Le déblocage des fonds intervient dès la signature des contrats.</text:p>
      <text:p text:style-name="P7">- d'autoriser le Maire à signer tous les actes nécessaires se rapportant à ce prêt.</text:p>
      <text:p text:style-name="P7"/>
      <text:p text:style-name="P6"><text:span text:style-name="T1">3) </text:span><text:span text:style-name="T2">Délibération sur la dissolution du syndicat intercommunal pour la création et le fonctionnement d'une aire de stationnement des gens du voyage</text:span></text:p>
      <text:p text:style-name="P20">Monsieur le Maire informe le Conseil Municipal du projet de dissolution du Syndicat Intercommunal pour la création et le fonctionnement d’une aire de stationnement des Gens du Voyage.</text:p>
      <text:p text:style-name="P21"><text:span text:style-name="T13">L’objet du Syndicat était l’achat et l’aménagement de terrains destinés à l’accueil des gens du voyage, situés sur la commune de POCE-SUR-CISSE, d’autre part l’entretien et le gardiennage des dits terrains. </text:span><text:span text:style-name="T7">Toutefois ces terrains ne pouvant être inscrits au schéma, le syndicat est dissout de plein droit en application de l'article L 5212-33 du CGCT.</text:span></text:p>
      <text:p text:style-name="P19">Ces opérations doivent être clôturées au 31 décembre 2010, et le relais sera pris par les deux communautés de communes (CCVA et CC2R) conformément aux engagements pris au cours de la réunion du 15 juin 2010 en Préfecture. L’existence même du Syndicat n’a plus de justification.</text:p>
      <text:p text:style-name="P19">Monsieur le Maire donne lecture de la délibération du Comité Syndical, dans sa séance du 9 décembre 2010, présentant la dévolution du patrimoine du dit syndicat.</text:p>
      <text:p text:style-name="P19"><text:span text:style-name="T3">Le Conseil municipal, après en avoir délibéré, à l'unanimité</text:span> : </text:p>
      <text:p text:style-name="P19">- Vu le Code Général des Collectivités Territoriales, notamment les articles L 5212-33,</text:p>
      <text:p text:style-name="P19">- Vu l’arrêté préfectoral <text:s/>n° 13-85 en date du 29 Juillet 1985 portant création du Syndicat Intercommunal pour la création et le fonctionnement d’une aire de stationnement des Gens du Voyage </text:p>
      <text:p text:style-name="P19">- Vu la délibération du Comité Syndical <text:s/>en date du 9 décembre 2010,</text:p>
      <text:p text:style-name="P19">Émet un avis favorable aux dispositions suivantes :</text:p>
      <text:p text:style-name="P11"><text:span text:style-name="T8">Le terrain de</text:span><text:span text:style-name="T6"> </text:span><text:span text:style-name="T8">Pocé-sur-Cisse acquis par le Syndicat pour la somme de 10 113.70 euros sera remis à la commune de Pocé-sur-Cisse, ainsi que l’ensemble des biens, soit une valeur globale de 46 324.21 euros à titre gratuit. </text:span><text:span text:style-name="T5">La trésorerie au 31 décembre 2010 et les résultats de fin d’exercice 2010, seront redistribués à chacune des communes membres du Syndicat Intercommunal des <text:s/>Gens du Voyage en fonction de leur population à la date du 01/01/2010, et après l’établissement et le vote du Compte Administratif 2010 et du compte de Gestion qui détermineront définitivement les résultats du Syndicat pour l’exercice 2010.</text:span></text:p>
      <text:p text:style-name="P6"/>
      <text:p text:style-name="P6"><text:span text:style-name="T1">3) </text:span><text:span text:style-name="T2">Décision Modificative n°5 budget Communal </text:span></text:p>
      <text:p text:style-name="P7">Suite à une régularisation sur la ligne 6456 (cotisation supplément familial) concernant l'année 2008 d'un montant de 522€, le chapitre 012 « charges de personnel » n'est plus assez alimenté pour assurer les traitements du mois de décembre (dépassement de 505,98€). Il convient donc de procéder à la décision modificative suivante : </text:p>
      <text:p text:style-name="P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7">SECTION</text:p>
          </table:table-cell>
          <table:table-cell table:style-name="Tableau1.A1" office:value-type="string">
            <text:p text:style-name="P17">COMPTE</text:p>
          </table:table-cell>
          <table:table-cell table:style-name="Tableau1.A1" office:value-type="string">
            <text:p text:style-name="P17">PREVISIONS EXISTANTES</text:p>
          </table:table-cell>
          <table:table-cell table:style-name="Tableau1.A1" office:value-type="string">
            <text:p text:style-name="P17">DIMINUTION</text:p>
          </table:table-cell>
          <table:table-cell table:style-name="Tableau1.A1" office:value-type="string">
            <text:p text:style-name="P17">AUGMENTATION</text:p>
          </table:table-cell>
          <table:table-cell table:style-name="Tableau1.F1" office:value-type="string">
            <text:p text:style-name="P17">NOUVELLES PREVISIONS</text:p>
          </table:table-cell>
        </table:table-row>
        <table:table-row>
          <table:table-cell table:style-name="Tableau1.A2" office:value-type="string">
            <text:p text:style-name="P17">Dépenses/Fonctionnement</text:p>
          </table:table-cell>
          <table:table-cell table:style-name="Tableau1.B2" office:value-type="float" office:value="2">
            <text:p text:style-name="P17">022</text:p>
          </table:table-cell>
          <table:table-cell table:style-name="Tableau1.C2" office:value-type="float" office:value="1649.15">
            <text:p text:style-name="P17">1649,15</text:p>
          </table:table-cell>
          <table:table-cell table:style-name="Tableau1.C2" office:value-type="float" office:value="-600">
            <text:p text:style-name="P17">-600</text:p>
          </table:table-cell>
          <table:table-cell table:style-name="Tableau1.A2" office:value-type="string">
            <text:p text:style-name="P17"/>
          </table:table-cell>
          <table:table-cell table:style-name="Tableau1.F2" office:value-type="float" office:value="10048.15">
            <text:p text:style-name="P17">10048,15</text:p>
          </table:table-cell>
        </table:table-row>
        <table:table-row>
          <table:table-cell table:style-name="Tableau1.A2" office:value-type="string">
            <text:p text:style-name="P17">Dépenses/Fonctionnement</text:p>
          </table:table-cell>
          <table:table-cell table:style-name="Tableau1.B2" office:value-type="float" office:value="23">
            <text:p text:style-name="P17">6411</text:p>
          </table:table-cell>
          <table:table-cell table:style-name="Tableau1.C2" office:value-type="float" office:value="5324.15">
            <text:p text:style-name="P17">5324,15</text:p>
          </table:table-cell>
          <table:table-cell table:style-name="Tableau1.C2">
            <text:p text:style-name="P17"/>
          </table:table-cell>
          <table:table-cell table:style-name="Tableau1.C2" office:value-type="float" office:value="600">
            <text:p text:style-name="P17">600</text:p>
          </table:table-cell>
          <table:table-cell table:style-name="Tableau1.F2" office:value-type="float" office:value="9448.15">
            <text:p text:style-name="P17">9448,15</text:p>
          </table:table-cell>
        </table:table-row>
      </table:table>
      <text:p text:style-name="P9"><text:soft-page-break/></text:p>
      <text:p text:style-name="P7"><text:span text:style-name="T3">A l'unanimité, le Conseil</text:span> : accepte la décision modificative n°3 sur le budget communal comme présentée par Monsieur le Maire.</text:p>
      <text:p text:style-name="P8"/>
      <text:p text:style-name="P8">Questions diverses :</text:p>
      <text:p text:style-name="P6"/>
      <text:list xml:id="list36427910" text:style-name="L2">
        <text:list-item>
          <text:p text:style-name="P24">Signature d'une convention pour le RPI Montreuil-en-Touraine/Neuillé-le-Lierre</text:p>
        </text:list-item>
      </text:list>
      <text:p text:style-name="P6">Monsieur le Maire expose aux membres du Conseil que suite à un travail des commissions scolaires de Montreuil-en-Touraine et <text:s/>Neuillé-le-Lierre, une convention a été rédigée afin de simplifier et clarifier les échanges au sein du regroupement scolaire. La commune de Neuillé-le-Lierre a validé ladite convention, il appartient désormais à la commune de Montreuil-en-Touraine de se prononcer sur ce sujet. A cet effet, la convention va être distribuée à tous les membres du Conseil afin qu'ils puissent en prendre connaissance et son adoption sera proposée lors d'un prochain Conseil.</text:p>
      <text:list xml:id="list36442157" text:style-name="L3">
        <text:list-item>
          <text:p text:style-name="P25">Demande de transfert de biens de l'AF de Montreuil-en-Touraine au profit de la commune</text:p>
        </text:list-item>
      </text:list>
      <text:p text:style-name="P6">L'association foncière de Montreuil-en-Touraine a effectué une demande auprès de la mairie visant à transférer ses biens au profit de la commune. Monsieur le Maire donne lecture du courrier auquel ont été joints le résultat de l'exercice 2009 et le résultat de l'exécution du budget (hors restes à réaliser) ainsi que l'état de l'actif. Mademoiselle DENIS souhaite que cette décision soit très longuement réfléchie car elle estime que cela représenterait, à terme, un coût supplémentaire à la charge des habitants de la commune pour procéder à l'entretien des chemins et fossés. Monsieur GOHIER explique quant à lui qu'il serait logique que les chemins et fossés de l'association foncière reviennent à la commune puisque tous les habitants de la commune sont susceptibles d'emprunter ces biens. Il précise par ailleurs qu'il appartient à la commune de se prononcer avant la mi-avril la Préfecture devant prendre son arrêté de dissolution de l'association pour le 11 mai 2011 dernier délai.</text:p>
      <text:p text:style-name="P13"><text:span text:style-name="T9">Monsieur le Maire propose donc que plusieurs réunions à ce sujet soient organisées afin que chacun puisse prendre bonne connaissance du dossier avant la décision finale du Conseil (vraisemblablement au début du mois d'avril 2011). Par ailleurs, i</text:span><text:span text:style-name="T11">l informera la commission voirie de la CC2R de ce projet de dissolution de l'AF lors de la réunion du lundi </text:span><text:bookmark text:name="OBJ_PREFIX_DWT445"/><text:span text:style-name="T11">20 décembre 2010. </text:span></text:p>
      <text:list xml:id="list36439984" text:style-name="L4">
        <text:list-item>
          <text:p text:style-name="P29">Mademoiselle DENIS donne connaissance aux membres du Conseil du fonctionnement de la fourrière animale, compétence récemment prise en charge par la communauté de communes des deux rives.</text:p>
        </text:list-item>
        <text:list-item>
          <text:p text:style-name="P29">Monsieur GOHIER procède au résumé de la dernière réunion du SIAEP à laquelle il a assisté. IL précise que le prix du m3 d'eau va augmenter de 2 centimes l'année prochaine, ce qui équivaut à une augmentation de la facture d'environ 2,20€ par foyer. Il explique par ailleurs les nouveaux procédés de traitement des matières de vidange qui sera désormais effectué par des entreprises privées. Enfin, il informe le Conseil qu'un audit d'assainissement obligatoire va être mis en place à compter de 2011 pour tout achat de maison.</text:p>
          <text:p text:style-name="P29"/>
        </text:list-item>
      </text:list>
      <text:p text:style-name="P6"><text:s/>La séance est levée à 19h45.</text:p>
      <text:p text:style-name="P6"/>
      <text:p text:style-name="P6"/>
      <text:p text:style-name="P6"/>
      <text:p text:style-name="P3">Le Maire,</text:p>
      <text:p text:style-name="P5"/>
      <text:p text:style-name="P2"><text:span text:style-name="T1">Jean-Luc PADIOLLEAU</text:span><text:tab/><text:tab/><text:tab/><text:tab/><text:tab/><text:span text:style-name="T1">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NewRoman" svg:font-family="TimesNew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1-01-10T16:33:16.87</dc:date>
    <dc:creator>Isabelle Derouet</dc:creator>
    <meta:editing-duration>PT82H12M48S</meta:editing-duration>
    <meta:editing-cycles>100</meta:editing-cycles>
    <meta:generator>OpenOffice.org/3.2$Win32 OpenOffice.org_project/320m18$Build-9502</meta:generator>
    <meta:printed-by>Isabelle Derouet</meta:printed-by>
    <meta:print-date>2010-11-18T17:12:57.20</meta:print-date>
    <meta:document-statistic meta:table-count="2" meta:image-count="0" meta:object-count="0" meta:page-count="3" meta:paragraph-count="103" meta:word-count="1349" meta:character-count="8683"/>
    <meta:user-defined meta:name="Info 1"/>
    <meta:user-defined meta:name="Info 2"/>
    <meta:user-defined meta:name="Info 3"/>
    <meta:user-defined meta:name="Info 4"/>
  </office:meta>
</office:document-meta>
</file>